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7-blank-Leer" presentation:presentation-page-layout-name="Master1-PPL7" draw:id="Slide-256">
        <draw:custom-shape svg:x="1.43925in" svg:y="0.92753in" svg:width="1.1811in" svg:height="1.1811in" draw:id="id63" draw:style-name="a338" draw:name="Ellips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637in" svg:y="0.92753in" svg:width="1.1811in" svg:height="1.1811in" draw:id="id64" draw:style-name="a341" draw:name="Ellipse 4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5" draw:style-name="a345" draw:name="Textfeld 6" svg:x="1.57401in" svg:y="1.19261in" svg:width="0.62096in" svg:height="0.2861in">
          <draw:text-box>
            <text:p text:style-name="a344" text:class-names="" text:cond-style-name=""><text:span text:style-name="a342" text:class-names="">4.3***</text:span><text:span text:style-name="a343" text:class-names=""/></text:p>
          </draw:text-box>
          <svg:title/>
          <svg:desc/>
        </draw:frame>
        <draw:frame draw:id="id66" draw:style-name="a349" draw:name="Textfeld 7" svg:x="2.66938in" svg:y="1.19261in" svg:width="0.60183in" svg:height="0.2861in">
          <draw:text-box>
            <text:p text:style-name="a348" text:class-names="" text:cond-style-name=""><text:span text:style-name="a346" text:class-names="">9.8***</text:span><text:span text:style-name="a347" text:class-names=""/></text:p>
          </draw:text-box>
          <svg:title/>
          <svg:desc/>
        </draw:frame>
        <draw:frame draw:id="id67" draw:style-name="a353" draw:name="Textfeld 8" svg:x="2.20921in" svg:y="1.2909in" svg:width="0.45081in" svg:height="0.2861in">
          <draw:text-box>
            <text:p text:style-name="a352" text:class-names="" text:cond-style-name=""><text:span text:style-name="a350" text:class-names="">1.0</text:span><text:span text:style-name="a351" text:class-names=""/></text:p>
          </draw:text-box>
          <svg:title/>
          <svg:desc/>
        </draw:frame>
        <draw:frame draw:id="id68" draw:style-name="a356" draw:name="Textfeld 9" svg:x="1.3844in" svg:y="1.40915in" svg:width="0.86576in" svg:height="0.24368in">
          <draw:text-box>
            <text:p text:style-name="a355" text:class-names="" text:cond-style-name=""><text:span text:style-name="a354" text:class-names="">Exposition***</text:span></text:p>
          </draw:text-box>
          <svg:title/>
          <svg:desc/>
        </draw:frame>
        <draw:frame draw:id="id69" draw:style-name="a363" draw:name="Textfeld 10" svg:x="2.56713in" svg:y="1.37052in" svg:width="0.86576in" svg:height="0.50488in">
          <draw:text-box>
            <text:p text:style-name="a362" text:class-names="" text:cond-style-name=""><text:span text:style-name="a357" text:class-names="">Location x<text:s text:c="1"/></text:span><text:span text:style-name="a358" text:class-names="">seeding</text:span><text:span text:style-name="a359" text:class-names=""><text:s text:c="1"/></text:span><text:span text:style-name="a360" text:class-names="">year</text:span><text:span text:style-name="a361" text:class-names="">***</text:span></text:p>
          </draw:text-box>
          <svg:title/>
          <svg:desc/>
        </draw:frame>
        <draw:custom-shape svg:x="3.64569in" svg:y="0.92674in" svg:width="1.1811in" svg:height="1.1811in" draw:id="id70" draw:style-name="a366" draw:name="Ellipse 11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4734in" svg:y="0.92674in" svg:width="1.1811in" svg:height="1.1811in" draw:id="id71" draw:style-name="a369" draw:name="Ellipse 12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2" draw:style-name="a372" draw:name="Textfeld 13" svg:x="3.80665in" svg:y="1.19182in" svg:width="0.4375in" svg:height="0.2861in">
          <draw:text-box>
            <text:p text:style-name="a371" text:class-names="" text:cond-style-name=""><text:span text:style-name="a370" text:class-names="">8.9</text:span></text:p>
          </draw:text-box>
          <svg:title/>
          <svg:desc/>
        </draw:frame>
        <draw:frame draw:id="id73" draw:style-name="a375" draw:name="Textfeld 14" svg:x="4.85018in" svg:y="1.19182in" svg:width="0.5427in" svg:height="0.2861in">
          <draw:text-box>
            <text:p text:style-name="a374" text:class-names="" text:cond-style-name=""><text:span text:style-name="a373" text:class-names="">11.6</text:span></text:p>
          </draw:text-box>
          <svg:title/>
          <svg:desc/>
        </draw:frame>
        <draw:frame draw:id="id74" draw:style-name="a378" draw:name="Textfeld 15" svg:x="4.38146in" svg:y="1.31576in" svg:width="0.45081in" svg:height="0.2861in">
          <draw:text-box>
            <text:p text:style-name="a377" text:class-names="" text:cond-style-name=""><text:span text:style-name="a376" text:class-names="">1.2</text:span></text:p>
          </draw:text-box>
          <svg:title/>
          <svg:desc/>
        </draw:frame>
        <draw:frame draw:id="id75" draw:style-name="a382" draw:name="Textfeld 16" svg:x="3.73214in" svg:y="1.40836in" svg:width="0.70916in" svg:height="0.50488in">
          <draw:text-box>
            <text:p text:style-name="a381" text:class-names="" text:cond-style-name=""><text:span text:style-name="a379" text:class-names="">Side* Phos-phorus</text:span><text:span text:style-name="a380" text:class-names="">n.s.</text:span></text:p>
          </draw:text-box>
          <svg:title/>
          <svg:desc/>
        </draw:frame>
        <draw:frame draw:id="id76" draw:style-name="a385" draw:name="Textfeld 17" svg:x="4.74793in" svg:y="1.36973in" svg:width="0.86576in" svg:height="0.50488in">
          <draw:text-box>
            <text:p text:style-name="a384" text:class-names="" text:cond-style-name=""><text:span text:style-name="a383" text:class-names="">Location x seeding year***</text:span></text:p>
          </draw:text-box>
          <svg:title/>
          <svg:desc/>
        </draw:frame>
        <draw:frame draw:id="id77" draw:style-name="a394" draw:name="Textfeld 19" svg:x="3.38813in" svg:y="0.38038in" svg:width="2.39017in" svg:height="0.47122in">
          <draw:text-box>
            <text:p text:style-name="a388" text:class-names="" text:cond-style-name=""><text:span text:style-name="a386" text:class-names="">Nestedness</text:span><text:span text:style-name="a387" text:class-names=""/></text:p>
            <text:p text:style-name="a393" text:class-names="" text:cond-style-name=""><text:span text:style-name="a389" text:class-names="">(</text:span><text:span text:style-name="a390" text:class-names="">β</text:span><text:span text:style-name="a391" text:class-names="">SNE</text:span><text:span text:style-name="a392" text:class-names=""><text:s text:c="1"/>= 0.05)</text:span></text:p>
          </draw:text-box>
          <svg:title/>
          <svg:desc/>
        </draw:frame>
        <draw:frame draw:id="id78" draw:style-name="a405" draw:name="Textfeld 20" svg:x="1.33603in" svg:y="0.38038in" svg:width="2.17438in" svg:height="0.47122in">
          <draw:text-box>
            <text:p text:style-name="a397" text:class-names="" text:cond-style-name=""><text:span text:style-name="a395" text:class-names="">Turnover</text:span><text:span text:style-name="a396" text:class-names=""/></text:p>
            <text:p text:style-name="a404" text:class-names="" text:cond-style-name=""><text:span text:style-name="a398" text:class-names="">(</text:span><text:span text:style-name="a399" text:class-names="">β</text:span><text:span text:style-name="a400" text:class-names="">SIM</text:span><text:span text:style-name="a401" text:class-names=""><text:s text:c="1"/>=<text:s text:c="1"/></text:span><text:span text:style-name="a402" text:class-names="">0.28)</text:span><text:span text:style-name="a403" text:class-names=""/></text:p>
          </draw:text-box>
          <svg:title/>
          <svg:desc/>
        </draw:frame>
        <draw:custom-shape svg:x="1.45064in" svg:y="3.37607in" svg:width="1.1811in" svg:height="1.1811in" draw:id="id79" draw:style-name="a408" draw:name="Ellipse 3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1212in" svg:y="3.37608in" svg:width="1.1811in" svg:height="1.1811in" draw:id="id80" draw:style-name="a411" draw:name="Ellipse 4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1" draw:style-name="a415" draw:name="Textfeld 6" svg:x="1.67143in" svg:y="3.67534in" svg:width="0.4375in" svg:height="0.2861in">
          <draw:text-box>
            <text:p text:style-name="a414" text:class-names="" text:cond-style-name=""><text:span text:style-name="a412" text:class-names="">7.8</text:span><text:span text:style-name="a413" text:class-names=""/></text:p>
          </draw:text-box>
          <svg:title/>
          <svg:desc/>
        </draw:frame>
        <draw:frame draw:id="id82" draw:style-name="a418" draw:name="Textfeld 7" svg:x="2.71496in" svg:y="3.67534in" svg:width="0.5427in" svg:height="0.2861in">
          <draw:text-box>
            <text:p text:style-name="a417" text:class-names="" text:cond-style-name=""><text:span text:style-name="a416" text:class-names="">19.6</text:span></text:p>
          </draw:text-box>
          <svg:title/>
          <svg:desc/>
        </draw:frame>
        <draw:frame draw:id="id83" draw:style-name="a421" draw:name="Textfeld 8" svg:x="2.19497in" svg:y="3.77362in" svg:width="0.45081in" svg:height="0.2861in">
          <draw:text-box>
            <text:p text:style-name="a420" text:class-names="" text:cond-style-name=""><text:span text:style-name="a419" text:class-names="">4.9</text:span></text:p>
          </draw:text-box>
          <svg:title/>
          <svg:desc/>
        </draw:frame>
        <draw:frame draw:id="id84" draw:style-name="a424" draw:name="Textfeld 9" svg:x="1.42998in" svg:y="3.89188in" svg:width="0.86576in" svg:height="0.24368in">
          <draw:text-box>
            <text:p text:style-name="a423" text:class-names="" text:cond-style-name=""><text:span text:style-name="a422" text:class-names="">Exposition***</text:span></text:p>
          </draw:text-box>
          <svg:title/>
          <svg:desc/>
        </draw:frame>
        <draw:frame draw:id="id85" draw:style-name="a427" draw:name="Textfeld 10" svg:x="2.61271in" svg:y="3.85325in" svg:width="0.86576in" svg:height="0.50488in">
          <draw:text-box>
            <text:p text:style-name="a426" text:class-names="" text:cond-style-name=""><text:span text:style-name="a425" text:class-names="">Location x seeding year***</text:span></text:p>
          </draw:text-box>
          <svg:title/>
          <svg:desc/>
        </draw:frame>
        <draw:custom-shape svg:x="3.6058in" svg:y="3.40947in" svg:width="1.1811in" svg:height="1.1811in" draw:id="id86" draw:style-name="a430" draw:name="Ellipse 11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8438in" svg:y="3.40947in" svg:width="1.1811in" svg:height="1.1811in" draw:id="id87" draw:style-name="a433" draw:name="Ellipse 12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8" draw:style-name="a436" draw:name="Textfeld 13" svg:x="3.85223in" svg:y="3.67455in" svg:width="0.4375in" svg:height="0.2861in">
          <draw:text-box>
            <text:p text:style-name="a435" text:class-names="" text:cond-style-name=""><text:span text:style-name="a434" text:class-names="">5.9</text:span></text:p>
          </draw:text-box>
          <svg:title/>
          <svg:desc/>
        </draw:frame>
        <draw:frame draw:id="id89" draw:style-name="a439" draw:name="Textfeld 14" svg:x="4.89576in" svg:y="3.67455in" svg:width="0.5427in" svg:height="0.2861in">
          <draw:text-box>
            <text:p text:style-name="a438" text:class-names="" text:cond-style-name=""><text:span text:style-name="a437" text:class-names="">9.1</text:span></text:p>
          </draw:text-box>
          <svg:title/>
          <svg:desc/>
        </draw:frame>
        <draw:frame draw:id="id90" draw:style-name="a442" draw:name="Textfeld 15" svg:x="4.37576in" svg:y="3.7643in" svg:width="0.45081in" svg:height="0.2861in">
          <draw:text-box>
            <text:p text:style-name="a441" text:class-names="" text:cond-style-name=""><text:span text:style-name="a440" text:class-names="">1.0</text:span></text:p>
          </draw:text-box>
          <svg:title/>
          <svg:desc/>
        </draw:frame>
        <draw:frame draw:id="id91" draw:style-name="a446" draw:name="Textfeld 16" svg:x="3.77772in" svg:y="3.89109in" svg:width="0.70916in" svg:height="0.50488in">
          <draw:text-box>
            <text:p text:style-name="a445" text:class-names="" text:cond-style-name=""><text:span text:style-name="a443" text:class-names="">Side* Phos-phorus</text:span><text:span text:style-name="a444" text:class-names="">n.s.</text:span></text:p>
          </draw:text-box>
          <svg:title/>
          <svg:desc/>
        </draw:frame>
        <draw:frame draw:id="id92" draw:style-name="a449" draw:name="Textfeld 17" svg:x="4.79351in" svg:y="3.85246in" svg:width="0.86576in" svg:height="0.50488in">
          <draw:text-box>
            <text:p text:style-name="a448" text:class-names="" text:cond-style-name=""><text:span text:style-name="a447" text:class-names="">Location x seeding year***</text:span></text:p>
          </draw:text-box>
          <svg:title/>
          <svg:desc/>
        </draw:frame>
        <draw:frame draw:id="id93" draw:style-name="a458" draw:name="Textfeld 19" svg:x="3.39098in" svg:y="2.87166in" svg:width="2.39017in" svg:height="0.47122in">
          <draw:text-box>
            <text:p text:style-name="a452" text:class-names="" text:cond-style-name=""><text:span text:style-name="a450" text:class-names="">Abundance gradient</text:span><text:span text:style-name="a451" text:class-names=""/></text:p>
            <text:p text:style-name="a457" text:class-names="" text:cond-style-name=""><text:span text:style-name="a453" text:class-names="">(</text:span><text:span text:style-name="a454" text:class-names="">β</text:span><text:span text:style-name="a455" text:class-names="">BC GRA</text:span><text:span text:style-name="a456" text:class-names=""><text:s text:c="1"/>= 0.02)</text:span></text:p>
          </draw:text-box>
          <svg:title/>
          <svg:desc/>
        </draw:frame>
        <draw:frame draw:id="id94" draw:style-name="a467" draw:name="Textfeld 20" svg:x="1.33888in" svg:y="2.87166in" svg:width="2.17438in" svg:height="0.47122in">
          <draw:text-box>
            <text:p text:style-name="a461" text:class-names="" text:cond-style-name=""><text:span text:style-name="a459" text:class-names="">Balanced variation</text:span><text:span text:style-name="a460" text:class-names=""/></text:p>
            <text:p text:style-name="a466" text:class-names="" text:cond-style-name=""><text:span text:style-name="a462" text:class-names="">(</text:span><text:span text:style-name="a463" text:class-names="">β</text:span><text:span text:style-name="a464" text:class-names="">BC BAL</text:span><text:span text:style-name="a465" text:class-names=""><text:s text:c="1"/>= 0.39)</text:span></text:p>
          </draw:text-box>
          <svg:title/>
          <svg:desc/>
        </draw:frame>
        <draw:custom-shape svg:x="1.82939in" svg:y="1.63308in" svg:width="1.1811in" svg:height="1.1811in" draw:id="id95" draw:style-name="a470" draw:name="Ellipse 4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9286in" svg:y="1.62257in" svg:width="1.1811in" svg:height="1.1811in" draw:id="id96" draw:style-name="a473" draw:name="Ellipse 4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3439in" svg:y="4.08787in" svg:width="1.1811in" svg:height="1.1811in" draw:id="id97" draw:style-name="a476" draw:name="Ellipse 4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9132in" svg:y="4.07672in" svg:width="1.1811in" svg:height="1.1811in" draw:id="id98" draw:style-name="a479" draw:name="Ellipse 4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9" draw:style-name="a482" draw:name="Textfeld 7" svg:x="2.21666in" svg:y="4.61805in" svg:width="0.45588in" svg:height="0.2861in">
          <draw:text-box>
            <text:p text:style-name="a481" text:class-names="" text:cond-style-name=""><text:span text:style-name="a480" text:class-names="">4.4</text:span></text:p>
          </draw:text-box>
          <svg:title/>
          <svg:desc/>
        </draw:frame>
        <draw:frame draw:id="id100" draw:style-name="a485" draw:name="Textfeld 7" svg:x="4.37583in" svg:y="4.61805in" svg:width="0.45588in" svg:height="0.2861in">
          <draw:text-box>
            <text:p text:style-name="a484" text:class-names="" text:cond-style-name=""><text:span text:style-name="a483" text:class-names="">6.2</text:span></text:p>
          </draw:text-box>
          <svg:title/>
          <svg:desc/>
        </draw:frame>
        <draw:frame draw:id="id101" draw:style-name="a488" draw:name="Textfeld 15" svg:x="4.68685in" svg:y="4.26438in" svg:width="0.45081in" svg:height="0.2861in">
          <draw:text-box>
            <text:p text:style-name="a487" text:class-names="" text:cond-style-name=""><text:span text:style-name="a486" text:class-names="">1.0</text:span></text:p>
          </draw:text-box>
          <svg:title/>
          <svg:desc/>
        </draw:frame>
        <draw:frame draw:id="id102" draw:style-name="a491" draw:name="Textfeld 8" svg:x="2.54081in" svg:y="4.24759in" svg:width="0.45081in" svg:height="0.2861in">
          <draw:text-box>
            <text:p text:style-name="a490" text:class-names="" text:cond-style-name=""><text:span text:style-name="a489" text:class-names="">2.8</text:span></text:p>
          </draw:text-box>
          <svg:title/>
          <svg:desc/>
        </draw:frame>
        <draw:frame draw:id="id103" draw:style-name="a494" draw:name="Textfeld 8" svg:x="1.94622in" svg:y="4.22542in" svg:width="0.45081in" svg:height="0.2861in">
          <draw:text-box>
            <text:p text:style-name="a493" text:class-names="" text:cond-style-name=""><text:span text:style-name="a492" text:class-names="">1.7</text:span></text:p>
          </draw:text-box>
          <svg:title/>
          <svg:desc/>
        </draw:frame>
        <draw:frame draw:id="id104" draw:style-name="a498" draw:name="Textfeld 8" svg:x="2.47334in" svg:y="1.78439in" svg:width="0.45081in" svg:height="0.2861in">
          <draw:text-box>
            <text:p text:style-name="a497" text:class-names="" text:cond-style-name=""><text:span text:style-name="a495" text:class-names="">4.3</text:span><text:span text:style-name="a496" text:class-names=""/></text:p>
          </draw:text-box>
          <svg:title/>
          <svg:desc/>
        </draw:frame>
        <draw:frame draw:id="id105" draw:style-name="a502" draw:name="Textfeld 8" svg:x="2.22366in" svg:y="2.17321in" svg:width="0.45081in" svg:height="0.2861in">
          <draw:text-box>
            <text:p text:style-name="a501" text:class-names="" text:cond-style-name=""><text:span text:style-name="a499" text:class-names="">5.7</text:span><text:span text:style-name="a500" text:class-names=""/></text:p>
          </draw:text-box>
          <svg:title/>
          <svg:desc/>
        </draw:frame>
        <draw:frame draw:id="id106" draw:style-name="a505" draw:name="Textfeld 14" svg:x="4.38071in" svg:y="2.18731in" svg:width="0.46123in" svg:height="0.2861in">
          <draw:text-box>
            <text:p text:style-name="a504" text:class-names="" text:cond-style-name=""><text:span text:style-name="a503" text:class-names="">6.4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0-27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0-27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0-27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0-27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0-27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0-27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0-27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0-27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0-27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0-27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0-27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0-27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05-06T12:13:58Z</meta:creation-date>
    <dc:date>2021-10-27T17:25:29Z</dc:date>
    <meta:editing-cycles>10</meta:editing-cycles>
    <meta:editing-duration>PT0S</meta:editing-duration>
    <meta:document-statistic meta:paragraph-count="36" meta:word-count="86"/>
  </office:meta>
</office:document-meta>
</file>